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d1dd" officeooo:paragraph-rsid="0015d1dd"/>
    </style:style>
    <style:style style:name="P2" style:family="paragraph" style:parent-style-name="Standard">
      <style:paragraph-properties fo:break-before="page"/>
      <style:text-properties officeooo:rsid="0015d1dd" officeooo:paragraph-rsid="0015d1dd"/>
    </style:style>
    <style:style style:name="P3" style:family="paragraph" style:parent-style-name="Standard" style:list-style-name="L1">
      <style:text-properties officeooo:rsid="0011d984" officeooo:paragraph-rsid="0011d984"/>
    </style:style>
    <style:style style:name="P4" style:family="paragraph" style:parent-style-name="Standard" style:list-style-name="L1">
      <style:text-properties officeooo:rsid="001489cb" officeooo:paragraph-rsid="001489cb"/>
    </style:style>
    <style:style style:name="P5" style:family="paragraph" style:parent-style-name="Standard" style:list-style-name="L1">
      <style:text-properties officeooo:rsid="00156501" officeooo:paragraph-rsid="00156501"/>
    </style:style>
    <style:style style:name="P6" style:family="paragraph" style:parent-style-name="Standard" style:list-style-name="L1">
      <style:text-properties officeooo:rsid="0015d1dd" officeooo:paragraph-rsid="0015d1dd"/>
    </style:style>
    <style:style style:name="T1" style:family="text">
      <style:text-properties officeooo:rsid="001335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8571891737591051" text:style-name="L1">
        <text:list-item>
          <text:p text:style-name="P3">Наявність в тексті автореферату значної кількості скорочень дещо затрудняє його сприйняття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>З автореферату не зрозуміло, чому матриця Коріолісових прискорень має суттєве значення для описання руху АКА (формула 3)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>У авторефераті необхідно було б в формулі 1, так, <text:span text:style-name="T1">я</text:span>к і у формулі 25 чітко підкреслити вектори та векторне множення</text:p>
        </text:list-item>
        <text:list-item>
          <text:p text:style-name="P4"/>
        </text:list-item>
        <text:list-item>
          <text:p text:style-name="P4">З автореферату не зрозуміло, чому у кінематичних парах переівага надана ПІД-регуляторам</text:p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5"/>
        </text:list-item>
        <text:list-item>
          <text:p text:style-name="P5"/>
        </text:list-item>
        <text:list-item>
          <text:p text:style-name="P6"/>
        </text:list-item>
        <text:list-item>
          <text:p text:style-name="P6"/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9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ytro Humennyi</meta:initial-creator>
    <meta:creation-date>2016-06-03T12:09:13.926075365</meta:creation-date>
    <dc:date>2016-06-18T20:05:14.098859564</dc:date>
    <dc:creator>Dmytro Humennyi</dc:creator>
    <meta:editing-duration>PT3H15M42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18" meta:word-count="77" meta:character-count="456" meta:non-whitespace-character-count="401"/>
  </office:meta>
</office:document-meta>
</file>